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3.776cm" fo:min-width="0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T1" style:family="text">
      <style:text-properties fo:text-shadow="1pt 1pt"/>
    </style:style>
    <style:style style:name="T2" style:family="text">
      <style:text-properties fo:font-size="24pt" fo:text-shadow="1pt 1pt" style:font-size-asian="24pt" style:font-size-complex="24pt"/>
    </style:style>
    <style:style style:name="T3" style:family="text">
      <style:text-properties fo:color="#333333" fo:font-family="'Blackadder ITC'" style:font-family-generic="decorative" style:font-pitch="variable" fo:font-size="24pt" fo:text-shadow="1pt 1pt" fo:font-weight="bold" style:font-size-asian="24pt" style:font-weight-asian="bold" style:font-size-complex="24pt" style:font-weight-complex="bold"/>
    </style:style>
    <style:style style:name="T4" style:family="text">
      <style:text-properties fo:color="#660066" fo:font-family="'Bradley Hand ITC'" style:font-family-generic="script" style:font-pitch="variable" fo:font-size="24pt" fo:text-shadow="1pt 1pt" fo:font-weight="bold" style:font-size-asian="24pt" style:font-weight-asian="bold" style:font-size-complex="24pt" style:font-weight-complex="bold"/>
    </style:style>
    <style:style style:name="T5" style:family="text">
      <style:text-properties fo:color="#663399" fo:font-family="'Bradley Hand ITC'" style:font-family-generic="script" style:font-pitch="variable" fo:font-size="24pt" fo:text-shadow="1pt 1pt" fo:font-weight="bold" style:font-size-asian="24pt" style:font-weight-asian="bold" style:font-size-complex="24pt" style:font-weight-complex="bold"/>
    </style:style>
    <style:style style:name="T6" style:family="text">
      <style:text-properties fo:color="#3333ff" fo:font-family="'Blackadder ITC'" style:font-family-generic="decorative" style:font-pitch="variable" fo:font-size="24pt" fo:text-shadow="1pt 1pt" fo:font-weight="bold" style:font-size-asian="24pt" style:font-weight-asian="bold" style:font-size-complex="24pt" style:font-weight-complex="bold"/>
    </style:style>
    <style:style style:name="T7" style:family="text">
      <style:text-properties fo:color="#333333" fo:font-family="'Bradley Hand ITC'" style:font-family-generic="script" style:font-pitch="variable"/>
    </style:style>
    <style:style style:name="T8" style:family="text">
      <style:text-properties fo:color="#333333" fo:font-family="Arial" style:font-family-generic="swiss" style:font-pitch="variable" fo:font-weight="bold" style:font-weight-asian="bold" style:font-weight-complex="bold"/>
    </style:style>
    <style:style style:name="T9" style:family="text">
      <style:text-properties fo:color="#333333" fo:font-family="'Bradley Hand ITC'" style:font-family-generic="script" style:font-pitch="variable" fo:font-weight="bold" style:font-weight-asian="bold" style:font-weight-complex="bold"/>
    </style:style>
    <style:style style:name="T10" style:family="text">
      <style:text-properties fo:color="#333333" fo:font-family="Arial" style:font-family-generic="swiss" style:font-pitch="variabl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9cm" svg:height="24.026cm" svg:x="1cm" svg:y="2.7cm">
          <draw:text-box>
            <text:p text:style-name="P1"><text:span text:style-name="T1"><text:s text:c="5"/></text:span><text:span text:style-name="T2"><text:s/></text:span><text:span text:style-name="T3">„</text:span><text:span text:style-name="T4">Meine Wel</text:span><text:span text:style-name="T5">t in Aquarell</text:span><text:span text:style-name="T6">“</text:span></text:p>
            <text:p text:style-name="P2">wird genau zentriert in der Schriftart </text:p>
            <text:p text:style-name="P2">„Bradley Hand ITC“ stehen, wird fett sein und in h1 sowie im rot-violett Schriftverlauf und eventuell mit Schatten;</text:p>
            <text:p text:style-name="P2">Abstande nach oben 50-100px; </text:p>
            <text:p text:style-name="P2">Abstand nach unten 50-100px; Hintergrund bleibt weiß;</text:p>
            <text:p text:style-name="P2"><text:s/></text:p>
            <text:p text:style-name="P2">Hintergrund</text:p>
            <text:p text:style-name="P1"><text:s text:c="8"/>„Eine Sonnenaufgangs- oder -untergangslandschaft“</text:p>
            <text:p text:style-name="P1">zw.400-600px </text:p>
            <text:p text:style-name="P1">Format: Hochformat DIN A4(ein eigenes Bild)</text:p>
            <text:p text:style-name="P1"/>
            <text:p text:style-name="P1">Unter dem Bild:</text:p>
            <text:p text:style-name="P1"><text:span text:style-name="T7">Herzlich <text:s/>Willkommen auf meiner Website „Meine Welt in Aquarell“.</text:span></text:p>
            <text:p text:style-name="P1"><text:span text:style-name="T7">Lassen Sie sich in meine Welt eintauchen und die Schönheit der Bilder einfangen und bewundern.</text:span></text:p>
            <text:p text:style-name="P1"><text:span text:style-name="T7"/></text:p>
            <text:p text:style-name="P1"><text:span text:style-name="T7"/></text:p>
            <text:p text:style-name="P1"><text:span text:style-name="T8">h2 </text:span><text:span text:style-name="T9">Nicht das richtige dabei?</text:span><text:span text:style-name="T7"> </text:span></text:p>
            <text:p text:style-name="P1"><text:span text:style-name="T7">So melden Sie sich bei mir per Email und teilen Sie mir Ihr Wunsch.</text:span></text:p>
            <text:p text:style-name="P1"><text:span text:style-name="T7"/></text:p>
            <text:p text:style-name="P1"><text:span text:style-name="T7"/></text:p>
            <text:p text:style-name="P1"><text:span text:style-name="T10">Kontaktbutton; zentriert; ca.50px * 300px (Formular)</text:span><text:span text:style-name="T7"> </text:span></text:p>
            <text:p text:style-name="P1"><text:span text:style-name="T7"/></text:p>
            <text:p text:style-name="P1"><text:span text:style-name="T10"/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Emine Leanza</meta:initial-creator>
    <meta:creation-date>2025-08-23T16:08:57.96</meta:creation-date>
    <dc:date>2025-08-23T17:49:14.79</dc:date>
    <dc:creator>Emine Leanza</dc:creator>
    <meta:editing-duration>PT13M49S</meta:editing-duration>
    <meta:editing-cycles>1</meta:editing-cycles>
    <meta:generator>OpenOffice/4.1.15$Win32 OpenOffice.org_project/4115m2$Build-9813</meta:generator>
    <meta:document-statistic meta:object-count="1"/>
  </office:meta>
</office:document-meta>
</file>